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16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3.ttf" manifest:media-type="application/x-font-ttf"/>
  <manifest:file-entry manifest:full-path="Fonts/font12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ans Serif" svg:font-family="'CMU Sans Serif'" style:font-pitch="variable">
      <svg:font-face-src>
        <svg:font-face-uri xlink:href="Fonts/font1.ttf" xlink:type="simple">
          <svg:font-face-format svg:string="truetype"/>
        </svg:font-face-uri>
      </svg:font-face-src>
    </style:font-face>
    <style:font-face style:name="CMU Sans Serif1" svg:font-family="'CMU Sans Serif'" style:font-adornments="Standard" style:font-pitch="variable">
      <svg:font-face-src>
        <svg:font-face-uri xlink:href="Fonts/font1.ttf" xlink:type="simple">
          <svg:font-face-format svg:string="truetype"/>
        </svg:font-face-uri>
      </svg:font-face-src>
    </style:font-face>
    <style:font-face style:name="Liberation Sans1" svg:font-family="'Liberation Sans'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6.ttf" xlink:type="simple">
          <svg:font-face-format svg:string="truetype"/>
        </svg:font-face-uri>
      </svg:font-face-src>
    </style:font-face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6cm" draw:marker-end-width="0.26cm" draw:fill="none" draw:textarea-horizontal-align="justify" draw:textarea-vertical-align="middle" draw:auto-grow-height="false" fo:min-height="1.074cm" fo:min-width="2.033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6cm" draw:marker-end-width="0.26cm" draw:fill="none" draw:textarea-horizontal-align="justify" draw:textarea-vertical-align="middle" draw:auto-grow-height="false" fo:min-height="0.844cm" fo:min-width="1.325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6cm" draw:marker-end-width="0.26cm" draw:fill="none" draw:textarea-horizontal-align="justify" draw:textarea-vertical-align="middle" draw:auto-grow-height="true" fo:min-height="0cm" fo:min-width="0cm" fo:padding-top="0.135cm" fo:padding-bottom="0.135cm" fo:padding-left="0.26cm" fo:padding-right="0.26cm" fo:wrap-option="wrap"/>
    </style:style>
    <style:style style:name="gr4" style:family="graphic" style:parent-style-name="standard">
      <style:graphic-properties svg:stroke-width="0.02cm" svg:stroke-color="#000000" draw:marker-start-width="0.26cm" draw:marker-end-width="0.26cm" draw:fill="none" draw:textarea-horizontal-align="justify" draw:textarea-vertical-align="middle" draw:auto-grow-height="false" fo:min-height="0.844cm" fo:min-width="1.325cm" fo:padding-top="0.135cm" fo:padding-bottom="0.135cm" fo:padding-left="0.26cm" fo:padding-right="0.26cm" fo:wrap-option="wrap"/>
    </style:style>
    <style:style style:name="gr5" style:family="graphic" style:parent-style-name="objectwithoutfill">
      <style:graphic-properties svg:stroke-width="0.02cm" draw:marker-start-width="0.26cm" draw:marker-end="Arrow" draw:marker-end-width="0.36cm" draw:fill="none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2cm" draw:marker-start-width="0.26cm" draw:marker-end="Arrow" draw:marker-end-width="0.36cm" draw:fill="none" draw:textarea-vertical-align="middle" fo:padding-top="0.135cm" fo:padding-bottom="0.135cm" fo:padding-left="0.26cm" fo:padding-right="-0.09cm"/>
    </style:style>
    <style:style style:name="gr7" style:family="graphic" style:parent-style-name="objectwithoutfill">
      <style:graphic-properties svg:stroke-width="0.02cm" draw:marker-start-width="0.26cm" draw:marker-end="Arrow" draw:marker-end-width="0.36cm" draw:fill="none" draw:textarea-horizontal-align="right" draw:textarea-vertical-align="middle" fo:padding-top="0.2cm" fo:padding-bottom="0.135cm" fo:padding-left="0.26cm" fo:padding-right="1.21cm"/>
    </style:style>
    <style:style style:name="gr8" style:family="graphic" style:parent-style-name="objectwithoutfill">
      <style:graphic-properties svg:stroke-width="0.02cm" draw:marker-start-width="0.26cm" draw:marker-end="Arrow" draw:marker-end-width="0.36cm" draw:fill="none" draw:textarea-horizontal-align="right" draw:textarea-vertical-align="middle" fo:padding-top="0.135cm" fo:padding-bottom="-3.59cm" fo:padding-left="0.26cm" fo:padding-right="-0.09cm"/>
    </style:style>
    <style:style style:name="gr9" style:family="graphic" style:parent-style-name="objectwithoutfill">
      <style:graphic-properties svg:stroke-width="0.02cm" draw:marker-start-width="0.26cm" draw:marker-end="Arrow" draw:marker-end-width="0.36cm" draw:fill="none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svg:stroke-width="0.02cm" svg:stroke-color="#000000" draw:marker-start-width="0.26cm" draw:marker-end-width="0.26cm" draw:fill="none" draw:textarea-horizontal-align="justify" draw:textarea-vertical-align="middle" draw:auto-grow-height="false" fo:min-height="0.843cm" fo:min-width="1.325cm" fo:padding-top="0.135cm" fo:padding-bottom="0.135cm" fo:padding-left="0.26cm" fo:padding-right="0.2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style:text-position="0% 100%" style:font-name="CMU Sans Serif" fo:font-size="8pt" style:font-size-asian="8pt" style:font-size-complex="8pt"/>
    </style:style>
    <style:style style:name="P2" style:family="paragraph">
      <loext:graphic-properties draw:fill="none"/>
      <style:paragraph-properties fo:text-align="center"/>
      <style:text-properties style:text-position="0% 100%" style:font-name="CMU Sans Serif" fo:font-size="8pt" style:font-size-asian="8pt" style:font-size-complex="8pt"/>
    </style:style>
    <style:style style:name="P3" style:family="paragraph">
      <style:paragraph-properties fo:margin-left="0cm" fo:margin-right="1cm" fo:margin-top="1cm" fo:margin-bottom="1cm" fo:text-align="center" fo:text-indent="0cm" style:writing-mode="lr-tb"/>
      <style:text-properties style:text-position="0% 100%" style:font-name="CMU Sans Serif1" fo:font-size="8pt" fo:font-weight="normal" style:font-size-asian="18pt" style:font-weight-asian="normal" style:font-size-complex="18pt"/>
    </style:style>
    <style:style style:name="P4" style:family="paragraph">
      <loext:graphic-properties draw:fill="none"/>
      <style:paragraph-properties fo:margin-left="0cm" fo:margin-right="1cm" fo:margin-top="1cm" fo:margin-bottom="1cm" fo:text-align="center" fo:text-indent="0cm" style:writing-mode="lr-tb"/>
      <style:text-properties style:text-position="0% 100%" style:font-name="CMU Sans Serif1" fo:font-size="8pt" fo:font-weight="normal" style:font-size-asian="18pt" style:font-weight-asian="normal" style:font-size-complex="18pt"/>
    </style:style>
    <style:style style:name="P5" style:family="paragraph">
      <style:paragraph-properties fo:text-align="center"/>
      <style:text-properties style:text-position="0% 100%" fo:font-size="8pt" style:font-size-asian="8pt" style:font-size-complex="8pt"/>
    </style:style>
    <style:style style:name="P6" style:family="paragraph">
      <loext:graphic-properties draw:fill="none"/>
      <style:paragraph-properties fo:text-align="center"/>
      <style:text-properties style:text-position="0% 100%" fo:font-size="8pt" style:font-size-asian="8pt" style:font-size-complex="8pt"/>
    </style:style>
    <style:style style:name="P7" style:family="paragraph">
      <loext:graphic-properties draw:fill="none"/>
      <style:paragraph-properties fo:text-align="center"/>
      <style:text-properties style:text-position="0% 100%"/>
    </style:style>
    <style:style style:name="T1" style:family="text">
      <style:text-properties style:font-name="CMU Sans Seri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ustom-shape draw:style-name="gr1" draw:text-style-name="P2" xml:id="id1" draw:id="id1" draw:layer="layout" svg:width="3.609cm" svg:height="1.9cm" svg:x="4.891cm" svg:y="3cm">
              <text:p text:style-name="P1"><text:span text:style-name="T1">Array allokieren und </text:span></text:p>
              <text:p text:style-name="P1"><text:span text:style-name="T1">initialisieren,</text:span><text:span text:style-name="T1"><text:line-break/></text:span><text:span text:style-name="T1">poll()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xml:id="id4" draw:id="id4" draw:layer="layout" svg:width="2.609cm" svg:height="1.574cm" svg:x="10.8cm" svg:y="1.326cm">
              <text:p text:style-name="P1"><text:span text:style-name="T1">Job jetzt beenden</text:span></text:p>
              <text:p text:style-name="P1"><text:span text:style-name="T1">und später</text:span></text:p>
              <text:p text:style-name="P1"><text:span text:style-name="T1">neustarte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2" draw:id="id2" draw:layer="layout" svg:width="2.609cm" svg:height="0.843cm" svg:x="9.791cm" svg:y="5.366cm">
              <text:p text:style-name="P1"><text:span text:style-name="T1">FD finde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xml:id="id3" draw:id="id3" draw:layer="layout" svg:width="2.609cm" svg:height="1.574cm" svg:x="5.691cm" svg:y="6.626cm">
              <text:p text:style-name="P1"><text:span text:style-name="T1">Daten lesen und in Queue </text:span><text:span text:style-name="T1">schreiben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4" draw:layer="layout" draw:type="curve" svg:x1="8.5cm" svg:y1="3.95cm" svg:x2="11.096cm" svg:y2="5.366cm" draw:start-shape="id1" draw:start-glue-point="10" draw:end-shape="id2" draw:end-glue-point="4" svg:d="M8500 3950c1731 0 2596 472 2596 1416" svg:viewBox="0 0 2597 1417">
              <text:p text:style-name="P3">erfolgreich</text:p>
            </draw:connector>
            <draw:connector draw:style-name="gr6" draw:text-style-name="P4" draw:layer="layout" draw:type="curve" svg:x1="11.096cm" svg:y1="6.209cm" svg:x2="8.3cm" svg:y2="7.413cm" draw:start-shape="id2" draw:start-glue-point="8" draw:end-shape="id3" draw:end-glue-point="10" svg:d="M11096 6209c0 803-932 1204-2796 1204" svg:viewBox="0 0 2797 1205">
              <text:p text:style-name="P3">Wenn TUN-Adapter</text:p>
            </draw:connector>
            <draw:custom-shape draw:style-name="gr2" draw:text-style-name="P2" xml:id="id6" draw:id="id6" draw:layer="layout" svg:width="2.609cm" svg:height="1.574cm" svg:x="2.1cm" svg:y="7.6cm">
              <text:p text:style-name="P1"><text:span text:style-name="T1">Job jetzt </text:span><text:span text:style-name="T1">neustarte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xml:id="id5" draw:id="id5" draw:layer="layout" svg:width="2.609cm" svg:height="1.574cm" svg:x="5.691cm" svg:y="8.626cm">
              <text:p text:style-name="P1"><text:span text:style-name="T1">Daten lesen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7" draw:text-style-name="P6" draw:layer="layout" draw:type="curve" svg:x1="8.5cm" svg:y1="3.95cm" svg:x2="11.182cm" svg:y2="2.67cm" draw:start-shape="id1" draw:start-glue-point="10" draw:end-shape="id4" draw:end-glue-point="7" svg:d="M8500 3950c1788 0 2682-426 2682-1280" svg:viewBox="0 0 2683 1281">
              <text:p text:style-name="P5">Fehler</text:p>
            </draw:connector>
            <draw:connector draw:style-name="gr8" draw:text-style-name="P6" draw:layer="layout" draw:type="curve" svg:x1="11.096cm" svg:y1="6.209cm" svg:x2="8.3cm" svg:y2="9.413cm" draw:start-shape="id2" draw:start-glue-point="8" draw:end-shape="id5" draw:end-glue-point="10" svg:d="M11096 6209c0 2136-932 3204-2796 3204" svg:viewBox="0 0 2797 3205">
              <text:p text:style-name="P5">Wenn Notification</text:p>
            </draw:connector>
            <draw:connector draw:style-name="gr9" draw:text-style-name="P7" draw:layer="layout" draw:type="curve" svg:x1="5.691cm" svg:y1="7.413cm" svg:x2="4.327cm" svg:y2="7.83cm" draw:start-shape="id3" draw:start-glue-point="6" draw:end-shape="id6" draw:end-glue-point="11" svg:d="M5691 7413c-910 0-1364 139-1364 417" svg:viewBox="0 0 1365 418">
              <text:p/>
            </draw:connector>
            <draw:connector draw:style-name="gr9" draw:text-style-name="P7" draw:layer="layout" draw:type="curve" svg:x1="5.691cm" svg:y1="9.413cm" svg:x2="4.327cm" svg:y2="8.944cm" draw:start-shape="id5" draw:start-glue-point="6" draw:end-shape="id6" draw:end-glue-point="9" svg:d="M5691 9413c-910 0-1364-156-1364-469" svg:viewBox="0 0 1365 470">
              <text:p/>
            </draw:connector>
            <draw:custom-shape draw:style-name="gr10" draw:text-style-name="P2" xml:id="id7" draw:id="id7" draw:layer="layout" svg:width="2.609cm" svg:height="1.573cm" svg:x="1.391cm" svg:y="1.6cm">
              <text:p text:style-name="P1"><text:span text:style-name="T1">Jobstar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1" draw:text-style-name="P7" draw:layer="layout" draw:type="curve" svg:x1="2.696cm" svg:y1="3.173cm" svg:x2="4.891cm" svg:y2="3.95cm" draw:start-shape="id7" draw:start-glue-point="8" draw:end-shape="id1" draw:end-glue-point="6" svg:d="M2696 3173c0 518 731 777 2195 777" svg:viewBox="0 0 2196 778">
              <text:p/>
            </draw:connector>
            <draw:connector draw:style-name="gr11" draw:text-style-name="P7" draw:layer="layout" draw:type="curve" svg:x1="2.482cm" svg:y1="7.83cm" svg:x2="1.773cm" svg:y2="2.943cm" draw:start-shape="id6" draw:start-glue-point="5" draw:end-shape="id7" draw:end-glue-point="7" svg:d="M2482 7830c0-3664-709-1221-709-4887" svg:viewBox="0 0 710 4888">
              <text:p/>
            </draw:connector>
            <draw:connector draw:style-name="gr11" draw:text-style-name="P7" draw:layer="layout" draw:type="curve" svg:x1="10.8cm" svg:y1="2.113cm" svg:x2="4cm" svg:y2="2.387cm" draw:start-shape="id4" draw:start-glue-point="6" draw:end-shape="id7" draw:end-glue-point="10" svg:d="M10800 2113c-5100 0-1700 274-6800 274" svg:viewBox="0 0 6801 275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ans Serif" svg:font-family="'CMU Sans Serif'" style:font-pitch="variable"/>
    <style:font-face style:name="CMU Sans Serif1" svg:font-family="'CMU Sans Serif'" style:font-adornments="Standar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el Kuntze</meta:initial-creator>
    <meta:creation-date>2016-08-25T20:53:04.128638808</meta:creation-date>
    <meta:editing-cycles>16</meta:editing-cycles>
    <meta:editing-duration>PT7H38M50S</meta:editing-duration>
    <dc:date>2016-08-26T22:16:52.345058540</dc:date>
    <dc:creator>Noel Kuntze</dc:creator>
    <meta:generator>LibreOffice/5.2.0.4$Linux_X86_64 LibreOffice_project/20m0$Build-4</meta:generator>
    <meta:document-statistic meta:object-count="18"/>
  </office:meta>
</office:document-meta>
</file>